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2">My e-mail to the host family</text:span></text:p>
      <text:p text:style-name="P1"/>
      <text:p text:style-name="P1">Hello, Marty, Myriam and Laura.</text:p>
      <text:p text:style-name="P1">My name in Kommin Yang, I'm 18 and <text:s/>when I saw your ad on the website "workaway.info", that really interested me.</text:p>
      <text:p text:style-name="P1">I'm a French national and I'm of Hmong origin.</text:p>
      <text:p text:style-name="P1">I'm studying in France and I'm a student at the university Aix-Marseille, I'm studying computer sciences I' doing a 2 year computer curse in programming.</text:p>
      <text:p text:style-name="P1">I speak French, Hmong, English and a little bit of Spanish.</text:p>
      <text:p text:style-name="P1">My English is not very good but I want to have an experience in the USA to improve my English and also travel to other countries for a better knowlegde of the world.</text:p>
      <text:p text:style-name="P1">I like videogames, computer sciences and music, mainly the piano (because the sound is beautiful) and I can play the piano but I'm not a professional musician.</text:p>
      <text:p text:style-name="P1">I don't like smokers because it's very dangerous for your health.</text:p>
      <text:p text:style-name="P1">I'm not bad in math and I'm hard working. I can help if there is anything to do.</text:p>
      <text:p text:style-name="P1">I live with my parents and my 7 brothrers and sisters, so it's difficult to travel and I don't have relatives in the USA so I don't have help if I go.</text:p>
      <text:p text:style-name="P1"><text:span text:style-name="T1">So it would be really intereresting if you let me live with your family and maybe learn new things.</text:span></text:p>
      <text:p text:style-name="P1"><text:span text:style-name="T1">I think living with a English speaking family in the USA could be useful for me and also I could help learn French and also your home.</text:span></text:p>
      <text:p text:style-name="P1"><text:span text:style-name="T1">Hope to see you.</text:span></text:p>
      <text:p text:style-name="Standard"/>
      <text:p text:style-name="Standard">Kommin Ya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40S</meta:editing-duration>
    <meta:editing-cycles>3</meta:editing-cycles>
    <meta:generator>OpenOffice.org/3.4.1$Win32 OpenOffice.org_project/341m1$Build-9593</meta:generator>
    <dc:date>2019-12-12T12:13:12.07</dc:date>
    <meta:document-statistic meta:table-count="0" meta:image-count="0" meta:object-count="0" meta:page-count="1" meta:paragraph-count="15" meta:word-count="250" meta:character-count="1314"/>
    <meta:user-defined meta:name="Info 1"/>
    <meta:user-defined meta:name="Info 2"/>
    <meta:user-defined meta:name="Info 3"/>
    <meta:user-defined meta:name="Info 4"/>
  </office:meta>
</office:document-meta>
</file>